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8958345999228072" text:style-name="Outline">
        <text:list-item>
          <text:h text:style-name="P2" text:outline-level="1">Arbeitsjournal Modul 152</text:h>
        </text:list-item>
      </text:list>
      <text:p text:style-name="Text_20_body"><text:span text:style-name="T1">DI 02.03.21</text:span></text:p>
      <text:p text:style-name="Text_20_body">Ich habe den Projektbeschrieb meiner Website in ein Dokument geschrieben, sowie das Logo meiner Website erstellt und auch zum Projektbeschrieb hinzugefügt.</text:p>
      <text:p text:style-name="Text_20_body"><text:span text:style-name="T1">DO 04.03.21</text:span></text:p>
      <text:p text:style-name="Text_20_body">Ich habe ein grundlegendes Storyboard zu meiner Website entworfen, dafür habe ich circa 2h Zeit benötigt. </text:p>
      <text:p text:style-name="P1">DI 09.03.21</text:p>
      <text:p text:style-name="Text_20_body">Ich habe die einzelnen Seiten erstellt und die grundlegende HTML Strutktur aufgebaut dafür habe ich circa 1-2 h gebraucht.</text:p>
      <text:p text:style-name="P1">DO 11.03.21</text:p>
      <text:p text:style-name="Text_20_body">ich habe die Verbindung mit der Datenbank eingerichtet und diese Funktioniert bis auf das einspeichern von Daten in die Datenbank. Dafür habe ich circa 3h gebraucht.</text:p>
      <text:p text:style-name="P1">FR 12.03.21</text:p>
      <text:p text:style-name="Text_20_body">Ich habe einige kleine Dinge erweitert, grösstenteils css dafür habe ich circa 2h gebraucht</text:p>
      <text:p text:style-name="P1">MO 15.03.21</text:p>
      <text:p text:style-name="Text_20_body">Ich habe den Upload fertig gemacht, sowie das grundsätzliche layout und die Kommentare der Artikel. Dafür habe ich circa 6-7 Stunden zeit gebraucht, auch ausserhalb des unterrichts.</text:p>
      <text:p text:style-name="P1">DI 16.03.21</text:p>
      <text:p text:style-name="Text_20_body">Ich habe noch die Verlinkung der Artikel gemacht und einige kleinere Dinge optimiert wo nötig dafür habe ich circa 3h zeit gebrauc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1-03-04T10:52:00</meta:creation-date>
    <dc:date>2021-03-16T08:44:35.65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15" meta:word-count="162" meta:character-count="1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